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ian Day</text:p>
      <text:p text:style-name="Standard"><text:a xlink:type="simple" xlink:href="mailto:brian_day@student.uml.edu">brian_day@student.uml.edu</text:a></text:p>
      <text:p text:style-name="Standard"/>
      <text:p text:style-name="Standard"/>
      <text:p text:style-name="Standard">I am a robotics minor however prior work with robotics is almost non-existent. I have had some experience interacting with robots but mostly from a consumer standpoint. <text:s/>Along with the simplest of consumer robots(dishwasher,washer,etc) I have owned one of the newer models of roomba. The roomba sadly I returned as it was a little too dumb and kept damaging the legs on my table and chairs. <text:s/>In terms of actually working on robots I bought a lego ev3 system over the summer and have build a few of the standard robots that came with it but have not worked on any actual coding for one. I have worked with an arduino with working with led's and temp/light sensors to make a prototype home automation system for OPL.</text:p>
      <text:p text:style-name="Standard"/>
      <text:p text:style-name="Standard">I currently have taken all required classes up to Algorithms and Operating systems in which I will be taking both next semester. In terms of the robotics minor I have taken statics and currently taking dynamics as well as this class.</text:p>
      <text:p text:style-name="Standard"/>
      <text:p text:style-name="Standard">This semester I hope to expand my knowledge of sensors and how to use them in their correct applications to allow for more complex interactions with the environment. I am very interested in the movement of robots/living organisms, however like stated you in the first class, this would be outside the scope of this class.</text:p>
      <text:p text:style-name="Standard"/>
      <text:p text:style-name="Standard">Some cool robots I have seen are ones from Festo. <text:s/>They heavily mimic natural biology to create new way to have robots move in our environment. <text:s/>Unfortunately they do not really go much into what sensors they use but more about why types of drive systems they use to get the desired effect. The seem to rely heavily on pneumatic muscle like systems to drive everything. From the videos I have seen most of their robots seem to be remote controlled however the kangaroo robot seems to follow gesture control by a user. </text:p>
      <text:p text:style-name="Standard"/>
      <text:p text:style-name="Standard">https://www.youtube.com/watch?v=NNNfn7ac-r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Day</meta:initial-creator>
    <meta:creation-date>2015-01-21T18:24:25</meta:creation-date>
    <dc:date>2015-01-21T23:18:49</dc:date>
    <dc:creator>Brian Day</dc:creator>
    <meta:editing-duration>PT3H30M59S</meta:editing-duration>
    <meta:editing-cycles>2</meta:editing-cycles>
    <meta:generator>OpenOffice.org/3.4$Unix OpenOffice.org_project/340m1$Build-9590</meta:generator>
    <meta:document-statistic meta:table-count="0" meta:image-count="0" meta:object-count="0" meta:page-count="1" meta:paragraph-count="7" meta:word-count="320" meta:character-count="1863"/>
  </office:meta>
</office:document-meta>
</file>